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62cm" svg:height="1.905cm" svg:x="2.27cm" svg:y="9.89cm">
          <text:p text:style-name="P1">Your 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8.89cm" svg:height="1.905cm" svg:x="14.335cm" svg:y="15.675cm">
          <text:p text:style-name="P1">&lt;&lt;groovyx.gpars&gt;&gt;</text:p>
          <text:p text:style-name="P1">AsyncFunASTTransform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7.62cm" svg:height="1.905cm" svg:x="2.27cm" svg:y="15.675cm">
          <text:p text:style-name="P1">&lt;&lt;groovyx.gpars&gt;&gt;</text:p>
          <text:p text:style-name="P1">@AsyncFu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6.08cm" svg:y1="11.795cm" svg:x2="6.08cm" svg:y2="15.675cm" draw:start-shape="id1" draw:start-glue-point="2" draw:end-shape="id2" svg:d="m6080 11795v3880">
          <text:p text:style-name="P1">uses</text:p>
        </draw:connector>
        <draw:custom-shape draw:style-name="gr1" draw:text-style-name="P1" xml:id="id4" draw:id="id4" draw:layer="layout" svg:width="7.62cm" svg:height="1.905cm" svg:x="14.935cm" svg:y="9.876cm">
          <text:p text:style-name="P1">&lt;&lt;org.codehaus.groovy&gt;&gt;</text:p>
          <text:p text:style-name="P1">ASTTransform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8.78cm" svg:y1="15.675cm" svg:x2="18.745cm" svg:y2="11.781cm" draw:start-shape="id3" draw:end-shape="id4" draw:end-glue-point="2" svg:d="m18780 15675-35-3894">
          <text:p text:style-name="P1">implements</text:p>
        </draw:connector>
        <draw:connector draw:style-name="gr3" draw:text-style-name="P1" draw:layer="layout" draw:type="line" svg:x1="9.89cm" svg:y1="16.627cm" svg:x2="14.335cm" svg:y2="16.627cm" draw:start-shape="id2" draw:start-glue-point="1" draw:end-shape="id3" draw:end-glue-point="3" svg:d="m9890 16627h44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amlet D'Arcy</meta:initial-creator>
    <meta:creation-date>2011-03-10T08:21:12</meta:creation-date>
    <dc:date>2011-05-14T20:52:42</dc:date>
    <dc:creator>Hamlet D'Arcy</dc:creator>
    <meta:editing-duration>PT9M29S</meta:editing-duration>
    <meta:editing-cycles>2</meta:editing-cycles>
    <meta:generator>LibreOffice/3.3$Unix LibreOffice_project/330m19$Build-202</meta:generator>
    <meta:document-statistic meta:object-count="7"/>
  </office:meta>
</office:document-meta>
</file>